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umValidatorMojo.key( Artifact p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sumValidatorMojo.toString( byte [ ] dig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ecksumValidatorMojo.generateArtifact( HashMap checksums , Artifact artifa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ecksumValidatorMojo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ecksumValidator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ecksumValidatorMojo.checksum(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hecksumValidatorMojo.keyAnyVersion( Artifact p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sumValidatorMojo.resolve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ecksumValidatorMojo.getPomArtifact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ValidatorMojo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ecksumValidatorMojo.getArtifac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ecksumValidatorMojo.validateArtifact( LinkedHashMap checksums , Artifact artifa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ecksumValidatorMojo.loadChecksum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hecksumValidatorMojo.storeChecksums( LinkedHashMap checksu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